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044d" officeooo:paragraph-rsid="0015044d"/>
    </style:style>
    <style:style style:name="T1" style:family="text">
      <style:text-properties officeooo:rsid="001550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elcom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8:55:50.726666534</meta:creation-date>
    <dc:date>2019-11-26T18:59:19.666944282</dc:date>
    <meta:editing-duration>PT1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8" meta:non-whitespace-character-count="7"/>
  </office:meta>
</office:document-meta>
</file>